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671c7" officeooo:paragraph-rsid="00c671c7"/>
    </style:style>
    <style:style style:name="P2" style:family="paragraph" style:parent-style-name="Standard">
      <style:text-properties officeooo:paragraph-rsid="00c671c7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T1" style:family="text">
      <style:text-properties officeooo:rsid="00c8ba02"/>
    </style:style>
    <style:style style:name="T2" style:family="text">
      <style:text-properties officeooo:rsid="00c671c7"/>
    </style:style>
    <style:style style:name="T3" style:family="text">
      <style:text-properties fo:font-size="18pt" officeooo:rsid="00c8ba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visions</text:p>
      <text:p text:style-name="Standard"/>
      <text:p text:style-name="Standard"/>
      <text:p text:style-name="P1">Division euclidienne et problèmes concrets</text:p>
      <text:p text:style-name="P1">p82 : 6, 7, 5</text:p>
      <text:p text:style-name="P1">p83 : 9, 13, 14, 15, 16, 17, 18</text:p>
      <text:p text:style-name="P1">p86 : 46, 47, 51, 52, 53</text:p>
      <text:p text:style-name="P1">p88 : 69, 71, 74</text:p>
      <text:p text:style-name="P1"/>
      <text:p text:style-name="P1"/>
      <text:p text:style-name="P1">Multiples et diviseurs</text:p>
      <text:p text:style-name="P1">p83 : 19</text:p>
      <text:p text:style-name="P2"><text:span text:style-name="T2">p8</text:span><text:span text:style-name="T3">2</text:span><text:span text:style-name="T2"> : 4</text:span></text:p>
      <text:p text:style-name="P1">p87 : 56</text:p>
      <text:p text:style-name="P1">p88 : 70</text:p>
      <text:p text:style-name="P1"/>
      <text:p text:style-name="P1"/>
      <text:p text:style-name="P1">Critères de divisibilité</text:p>
      <text:p text:style-name="P1">p82 : 8</text:p>
      <text:p text:style-name="P1">p86 : 50</text:p>
      <text:p text:style-name="P1"/>
      <text:p text:style-name="P1"/>
      <text:p text:style-name="P1">Divisions décimales</text:p>
      <text:p text:style-name="P1">p84 : 25, 27, 28, 29, 30, 31, 35, 36, 40</text:p>
      <text:p text:style-name="P1">p87 : 59, 60, 61, 67</text:p>
      <text:p text:style-name="P1">p89 : 78, 80</text:p>
      <text:p text:style-name="P1"/>
      <text:p text:style-name="P1"/>
      <text:p text:style-name="P1">+ de nombreux autres problèmes concrets en fin de chapitre 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3H32M18S</meta:editing-duration>
    <meta:editing-cycles>154</meta:editing-cycles>
    <meta:generator>LibreOffice/6.4.7.2$Linux_X86_64 LibreOffice_project/40$Build-2</meta:generator>
    <meta:initial-creator>Véronique et Thibaud FONTANET</meta:initial-creator>
    <dc:date>2023-01-18T15:46:34.454894366</dc:date>
    <meta:document-statistic meta:table-count="0" meta:image-count="0" meta:object-count="0" meta:page-count="1" meta:paragraph-count="19" meta:word-count="90" meta:character-count="378" meta:non-whitespace-character-count="307"/>
  </office:meta>
</office:document-meta>
</file>